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hurch_25_20service_25_20template_25_2011AU13-title">
      <style:graphic-properties draw:textarea-vertical-align="top" fo:min-height="2.794cm"/>
    </style:style>
    <style:style style:name="pr2" style:family="presentation" style:parent-style-name="church_25_20service_25_20template_25_2011AU13-notes">
      <style:graphic-properties draw:fill-color="#ffffff" draw:auto-grow-height="true" fo:min-height="12.572cm"/>
    </style:style>
    <style:style style:name="pr3" style:family="presentation" style:parent-style-name="church_25_20service_25_20template_25_2011AU13-title">
      <style:graphic-properties draw:textarea-vertical-align="top" fo:min-height="7.37cm"/>
    </style:style>
    <style:style style:name="pr4" style:family="presentation" style:parent-style-name="church_25_20service_25_20template_25_2011AU13-title">
      <style:graphic-properties draw:textarea-vertical-align="top" fo:min-height="3.814cm"/>
    </style:style>
    <style:style style:name="pr5" style:family="presentation" style:parent-style-name="church_25_20service_25_20template_25_2011AU13-title">
      <style:graphic-properties draw:textarea-vertical-align="top" fo:min-height="6.964cm"/>
    </style:style>
    <style:style style:name="pr6" style:family="presentation" style:parent-style-name="church_25_20service_25_20template_25_2011AU13-title">
      <style:graphic-properties draw:textarea-vertical-align="top" fo:min-height="7.332cm"/>
    </style:style>
    <style:style style:name="pr7" style:family="presentation" style:parent-style-name="church_25_20service_25_20template_25_2011AU13-title">
      <style:graphic-properties draw:textarea-vertical-align="top" fo:min-height="3.904cm"/>
    </style:style>
    <style:style style:name="pr8" style:family="presentation" style:parent-style-name="church_25_20service_25_20template_25_2011AU13-title">
      <style:graphic-properties draw:textarea-vertical-align="top" fo:min-height="7.22cm"/>
    </style:style>
    <style:style style:name="pr9" style:family="presentation" style:parent-style-name="church_25_20service_25_20template_25_2011AU13-title">
      <style:graphic-properties draw:textarea-vertical-align="top" fo:min-height="4.172cm"/>
    </style:style>
    <style:style style:name="pr10" style:family="presentation" style:parent-style-name="church_25_20service_25_20template_25_2011AU13-title">
      <style:graphic-properties draw:textarea-vertical-align="top" fo:min-height="6.966cm"/>
    </style:style>
    <style:style style:name="P1" style:family="paragraph"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font-style="normal" fo:text-shadow="none" style:font-size-asian="28pt" style:font-style-asian="normal" style:font-size-complex="28pt" style:font-style-complex="normal"/>
    </style:style>
    <style:style style:name="P2" style:family="paragraph"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margin-left="2.062cm" fo:margin-right="0cm" fo:line-height="100%" fo:text-align="start" fo:text-indent="-2.062cm"/>
      <style:text-properties fo:color="#000000" fo:text-shadow="none" fo:font-weight="bold" style:font-weight-asian="bold" style:font-weight-complex="bold"/>
    </style:style>
    <style:style style:name="P8" style:family="paragraph">
      <style:paragraph-properties fo:margin-left="2.062cm" fo:margin-right="0cm" fo:line-height="100%" fo:text-align="start" fo:text-indent="-2.062cm"/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P9" style:family="paragraph">
      <style:paragraph-properties fo:margin-left="0cm" fo:margin-right="0cm" fo:line-height="100%" fo:text-align="center" fo:text-indent="0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margin-left="0cm" fo:margin-right="0cm" fo:line-height="100%" fo:text-align="center" fo:text-indent="0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1" style:family="paragraph">
      <style:paragraph-properties fo:margin-left="2.062cm" fo:margin-right="0cm" fo:line-height="100%" fo:text-align="start" fo:text-indent="-2.062cm"/>
      <style:text-properties fo:color="#000000" fo:text-shadow="none"/>
    </style:style>
    <style:style style:name="P12" style:family="paragraph">
      <style:paragraph-properties fo:margin-left="2.062cm" fo:margin-right="0cm" fo:line-height="100%" fo:text-align="start" fo:text-indent="-2.062cm"/>
      <style:text-properties fo:color="#000000" style:font-name="Segoe UI" fo:font-size="32pt" fo:text-shadow="none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color="#000000"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font-name="Segoe UI" fo:font-size="24pt" fo:text-shadow="none" fo:font-weight="bold" style:font-size-asian="24pt" style:font-weight-asian="bold" style:font-size-complex="24pt" style:font-weight-complex="bold"/>
    </style:style>
    <style:style style:name="T5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Segoe UI" fo:font-size="24pt" fo:language="en" fo:country="US" fo:text-shadow="none" fo:font-weight="bold" style:font-name-asian="Segoe UI" style:font-size-asian="24pt" style:language-asian="en" style:country-asian="US" style:font-weight-asian="bold" style:font-name-complex="Segoe UI" style:font-size-complex="24pt" style:language-complex="ar" style:country-complex="SA" style:font-weight-complex="bold"/>
    </style:style>
    <style:style style:name="T7" style:family="text">
      <style:text-properties fo:color="#000000" style:font-name="Segoe UI" fo:font-size="32pt" fo:language="en" fo:country="US" fo:text-shadow="none" fo:font-weight="bold" style:font-name-asian="Segoe UI" style:font-size-asian="32pt" style:language-asian="en" style:country-asian="US" style:font-weight-asian="bold" style:font-name-complex="Segoe UI" style:font-size-complex="32pt" style:language-complex="ar" style:country-complex="SA" style:font-weight-complex="bold"/>
    </style:style>
    <style:style style:name="T8" style:family="text">
      <style:text-properties fo:color="#000000" style:font-name="Segoe UI" fo:font-size="36pt" fo:language="en" fo:country="US" fo:text-shadow="none" fo:font-weight="bold" style:font-name-asian="Segoe UI" style:font-size-asian="36pt" style:language-asian="en" style:country-asian="US" style:font-weight-asian="bold" style:font-name-complex="Segoe UI" style:font-size-complex="36pt" style:language-complex="ar" style:country-complex="SA" style:font-weight-complex="bold"/>
    </style:style>
    <style:style style:name="T9" style:family="text">
      <style:text-properties fo:color="#000000" style:font-name="Liberation Sans Narrow" fo:font-size="40pt" fo:text-shadow="none" fo:font-weight="bold" style:font-size-asian="40pt" style:font-weight-asian="bold" style:font-size-complex="40pt" style:font-weight-complex="bold"/>
    </style:style>
    <style:style style:name="T10" style:family="text">
      <style:text-properties fo:color="#000000" style:font-name="Liberation Sans Narrow" fo:font-size="38pt" fo:text-shadow="none" fo:font-weight="bold" style:font-size-asian="38pt" style:font-weight-asian="bold" style:font-size-complex="38pt" style:font-weight-complex="bold"/>
    </style:style>
    <style:style style:name="T11" style:family="text">
      <style:text-properties fo:color="#000000" style:font-name="Segoe UI Semibold" fo:font-size="20pt" fo:language="en" fo:country="US" fo:text-shadow="none" fo:font-weight="bold" style:font-name-asian="Segoe UI" style:font-size-asian="20pt" style:language-asian="en" style:country-asian="US" style:font-weight-asian="bold" style:font-name-complex="Segoe UI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hurch_25_20service_25_20template_25_2011AU13" presentation:presentation-page-layout-name="AL1T0">
        <draw:frame presentation:style-name="pr1" draw:text-style-name="P2" draw:layer="layout" svg:width="21.389cm" svg:height="2.813cm" svg:x="3.503cm" svg:y="0.688cm" presentation:class="title" presentation:user-transformed="true">
          <draw:text-box>
            <text:p text:style-name="P1"><text:span text:style-name="T1">HYMN #669</text:span><text:span text:style-name="T2"><text:line-break/></text:span><text:span text:style-name="T3">“Come, We That Love the Lord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hurch_25_20service_25_20template_25_2011AU13" presentation:presentation-page-layout-name="AL2T19">
        <draw:frame presentation:style-name="pr3" draw:text-style-name="P5" draw:layer="layout" svg:width="23.519cm" svg:height="7.37cm" svg:x="2.135cm" svg:y="1.012cm" presentation:class="title" presentation:user-transformed="true">
          <draw:text-box>
            <text:p text:style-name="P4"><text:span text:style-name="T4">1. </text:span><text:span text:style-name="T5">Come, we that love the Lord, </text:span><text:span text:style-name="T5"><text:line-break/></text:span><text:span text:style-name="T5">And let our joys be known;</text:span><text:span text:style-name="T5"><text:line-break/></text:span><text:span text:style-name="T5">Join in a song with sweet accord,</text:span><text:span text:style-name="T5"><text:line-break/></text:span><text:span text:style-name="T5">Join in a song with sweet accor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hurch_25_20service_25_20template_25_2011AU13" presentation:presentation-page-layout-name="AL2T19">
        <draw:frame presentation:style-name="pr4" draw:text-style-name="P5" draw:layer="layout" svg:width="23.876cm" svg:height="3.814cm" svg:x="2.135cm" svg:y="1.012cm" presentation:class="title" presentation:user-transformed="true">
          <draw:text-box>
            <text:p text:style-name="P4"><text:span text:style-name="T5">And thus surround the throne,</text:span><text:span text:style-name="T5"><text:line-break/></text:span><text:span text:style-name="T5">And thus surround the thron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church_25_20service_25_20template_25_2011AU13" presentation:presentation-page-layout-name="AL2T19">
        <draw:frame presentation:style-name="pr5" draw:text-style-name="P8" draw:layer="layout" svg:width="24.088cm" svg:height="6.964cm" svg:x="1.82cm" svg:y="0.91cm" presentation:class="title" presentation:user-transformed="true">
          <draw:text-box>
            <text:p text:style-name="P7"><text:span text:style-name="T6">Refrain:</text:span><text:span text:style-name="T7"><text:tab/></text:span><text:span text:style-name="T8">We’re marching to Zion,</text:span><text:span text:style-name="T8"><text:line-break/></text:span><text:span text:style-name="T8"> <text:s text:c="3"/>Beautiful, beautiful Zion;</text:span><text:span text:style-name="T8"><text:line-break/></text:span><text:span text:style-name="T8"> <text:s text:c="3"/>We’re marching upward to Zion, </text:span><text:span text:style-name="T8"><text:line-break/></text:span><text:span text:style-name="T8"> <text:s text:c="3"/>The beautiful city of Go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church_25_20service_25_20template_25_2011AU13" presentation:presentation-page-layout-name="AL2T19">
        <draw:frame presentation:style-name="pr6" draw:text-style-name="P10" draw:layer="layout" svg:width="23.368cm" svg:height="7.332cm" svg:x="2.389cm" svg:y="0.793cm" presentation:class="title" presentation:user-transformed="true">
          <draw:text-box>
            <text:p text:style-name="P9"><text:span text:style-name="T6">2. </text:span><text:span text:style-name="T8">Let those refuse to sing</text:span><text:span text:style-name="T8"><text:line-break/></text:span><text:span text:style-name="T8">Who never knew our God;</text:span><text:span text:style-name="T8"><text:line-break/></text:span><text:span text:style-name="T8">But children of the heav’nly King,</text:span><text:span text:style-name="T8"><text:line-break/></text:span><text:span text:style-name="T8">But children of the heav’nly King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church_25_20service_25_20template_25_2011AU13" presentation:presentation-page-layout-name="AL2T19">
        <draw:frame presentation:style-name="pr7" draw:text-style-name="P10" draw:layer="layout" svg:width="23.368cm" svg:height="3.904cm" svg:x="2.286cm" svg:y="0.922cm" presentation:class="title" presentation:user-transformed="true">
          <draw:text-box>
            <text:p text:style-name="P9"><text:span text:style-name="T8">May speak their joys abroad,</text:span><text:span text:style-name="T8"><text:line-break/></text:span><text:span text:style-name="T8">May speak their joys abroa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6" draw:master-page-name="church_25_20service_25_20template_25_2011AU13" presentation:presentation-page-layout-name="AL2T19">
        <draw:frame presentation:style-name="pr5" draw:text-style-name="P12" draw:layer="layout" svg:width="24.088cm" svg:height="6.964cm" svg:x="1.82cm" svg:y="0.91cm" presentation:class="title" presentation:user-transformed="true">
          <draw:text-box>
            <text:p text:style-name="P11"><text:span text:style-name="T6">Refrain:</text:span><text:span text:style-name="T7"><text:tab/></text:span><text:span text:style-name="T8">We’re marching to Zion,</text:span><text:span text:style-name="T8"><text:line-break/></text:span><text:span text:style-name="T8"> <text:s text:c="3"/>Beautiful, beautiful Zion;</text:span><text:span text:style-name="T8"><text:line-break/></text:span><text:span text:style-name="T8"> <text:s text:c="3"/>We’re marching upward to Zion, </text:span><text:span text:style-name="T8"><text:line-break/></text:span><text:span text:style-name="T8"> <text:s text:c="3"/>The beautiful city of Go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7" draw:master-page-name="church_25_20service_25_20template_25_2011AU13" presentation:presentation-page-layout-name="AL2T19">
        <draw:frame presentation:style-name="pr8" draw:text-style-name="P10" draw:layer="layout" svg:width="23.622cm" svg:height="7.22cm" svg:x="2.286cm" svg:y="0.908cm" presentation:class="title" presentation:user-transformed="true">
          <draw:text-box>
            <text:p text:style-name="P9"><text:span text:style-name="T6">3. </text:span><text:span text:style-name="T8">The hill of Zion yields</text:span><text:span text:style-name="T8"><text:line-break/></text:span><text:span text:style-name="T8">A thousand sacred sweets</text:span><text:span text:style-name="T8"><text:line-break/></text:span><text:span text:style-name="T8">Before we reach the heav’nly fields,</text:span><text:span text:style-name="T8"><text:line-break/></text:span><text:span text:style-name="T8">Before we reach the heav’nly field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7" draw:master-page-name="church_25_20service_25_20template_25_2011AU13" presentation:presentation-page-layout-name="AL2T19">
        <draw:frame presentation:style-name="pr9" draw:text-style-name="P10" draw:layer="layout" svg:width="23.622cm" svg:height="4.172cm" svg:x="2.286cm" svg:y="0.908cm" presentation:class="title" presentation:user-transformed="true">
          <draw:text-box>
            <text:p text:style-name="P9"><text:span text:style-name="T8">Or walk the golden streets,</text:span><text:span text:style-name="T8"><text:line-break/></text:span><text:span text:style-name="T8">Or walk the golden stree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church_25_20service_25_20template_25_2011AU13" presentation:presentation-page-layout-name="AL2T19">
        <draw:frame presentation:style-name="pr5" draw:text-style-name="P8" draw:layer="layout" svg:width="24.088cm" svg:height="6.964cm" svg:x="1.82cm" svg:y="0.91cm" presentation:class="title" presentation:user-transformed="true">
          <draw:text-box>
            <text:p text:style-name="P7"><text:span text:style-name="T6">Refrain:</text:span><text:span text:style-name="T7"><text:tab/></text:span><text:span text:style-name="T8">We’re marching to Zion,</text:span><text:span text:style-name="T8"><text:line-break/></text:span><text:span text:style-name="T8"> <text:s text:c="3"/>Beautiful, beautiful Zion;</text:span><text:span text:style-name="T8"><text:line-break/></text:span><text:span text:style-name="T8"> <text:s text:c="3"/>We’re marching upward to Zion, </text:span><text:span text:style-name="T8"><text:line-break/></text:span><text:span text:style-name="T8"> <text:s text:c="3"/>The beautiful city of Go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8" draw:master-page-name="church_25_20service_25_20template_25_2011AU13" presentation:presentation-page-layout-name="AL2T19">
        <draw:frame presentation:style-name="pr10" draw:text-style-name="P10" draw:layer="layout" svg:width="25.199cm" svg:height="6.966cm" svg:x="1.524cm" svg:y="0.908cm" presentation:class="title" presentation:user-transformed="true">
          <draw:text-box>
            <text:p text:style-name="P9"><text:span text:style-name="T4">4. </text:span><text:span text:style-name="T9">Then let our songs abound, </text:span><text:span text:style-name="T9"><text:line-break/></text:span><text:span text:style-name="T9">And ev’ry tear be dry;</text:span><text:span text:style-name="T5"><text:line-break/></text:span><text:span text:style-name="T10">We’re marching through Emmanuel’s ground,</text:span><text:span text:style-name="T10"><text:line-break/></text:span><text:span text:style-name="T10">We’re marching through Emmanuel’s groun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8" draw:master-page-name="church_25_20service_25_20template_25_2011AU13" presentation:presentation-page-layout-name="AL2T19">
        <draw:frame presentation:style-name="pr9" draw:text-style-name="P10" draw:layer="layout" svg:width="23.876cm" svg:height="4.172cm" svg:x="2.032cm" svg:y="0.908cm" presentation:class="title" presentation:user-transformed="true">
          <draw:text-box>
            <text:p text:style-name="P9"><text:span text:style-name="T5">To fairer worlds on high,</text:span><text:span text:style-name="T5"><text:line-break/></text:span><text:span text:style-name="T5">To fairer worlds on high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church_25_20service_25_20template_25_2011AU13" presentation:presentation-page-layout-name="AL2T19">
        <draw:frame presentation:style-name="pr5" draw:text-style-name="P8" draw:layer="layout" svg:width="24.088cm" svg:height="11.079cm" svg:x="1.82cm" svg:y="0.91cm" presentation:class="title" presentation:user-transformed="true">
          <draw:text-box>
            <text:p text:style-name="P7"><text:span text:style-name="T6">Refrain:</text:span><text:span text:style-name="T7"><text:tab/></text:span><text:span text:style-name="T8">We’re marching to Zion,</text:span><text:span text:style-name="T8"><text:line-break/></text:span><text:span text:style-name="T8"> <text:s text:c="3"/>Beautiful, beautiful Zion;</text:span><text:span text:style-name="T8"><text:line-break/></text:span><text:span text:style-name="T8"> <text:s text:c="3"/>We’re marching upward to Zion, </text:span><text:span text:style-name="T8"><text:line-break/></text:span><text:span text:style-name="T8"> <text:s text:c="3"/>The beautiful city of God.</text:span><text:span text:style-name="T8"><text:line-break/></text:span><text:span text:style-name="T8"><text:line-break/></text:span><text:span text:style-name="T8"><text:line-break/></text:span><text:span text:style-name="T11">Public Do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family-generic="swiss" style:font-pitch="variable" fo:font-size="9pt" fo:language="en" fo:country="US" style:font-name-asian="Segoe UI" style:font-family-asian="'Segoe UI'" style:font-family-generic-asian="swiss" style:font-pitch-asian="variable" style:font-size-asian="9pt" style:language-asian="en" style:country-asian="US" style:font-name-complex="Segoe UI" style:font-family-complex="'Segoe UI'" style:font-family-generic-complex="swiss" style:font-pitch-complex="variable" style:font-size-complex="9pt" style:language-complex="ar" style:country-complex="SA"/>
    </style:style>
    <style:style style:name="caption" style:family="graphic">
      <style:paragraph-properties fo:margin-left="0cm" fo:margin-right="0cm" fo:margin-top="0cm" fo:margin-bottom="0.249cm" fo:text-align="start" fo:text-indent="0cm" style:text-autospace="none"/>
      <style:text-properties fo:color="#000000" style:font-name="Segoe UI" fo:font-family="'Segoe UI'" style:font-family-generic="swiss" style:font-pitch="variable" fo:font-size="10.5pt" fo:language="en" fo:country="US" fo:font-weight="bold" style:font-name-asian="Segoe UI" style:font-family-asian="'Segoe UI'" style:font-family-generic-asian="swiss" style:font-pitch-asian="variable" style:font-size-asian="10.5pt" style:language-asian="en" style:country-asian="US" style:font-weight-asian="bold" style:font-name-complex="Segoe UI" style:font-family-complex="'Segoe UI'" style:font-family-generic-complex="swiss" style:font-pitch-complex="variable" style:font-size-complex="10.5pt" style:language-complex="ar" style:country-complex="SA" style:font-weight-complex="bold"/>
    </style:style>
    <style:style style:name="church_25_20service_25_20template_25_2011AU13-background" style:display-name="church%20service%20template%2011AU13-background" style:family="presentation">
      <style:graphic-properties draw:stroke="none" draw:fill="bitmap" draw:fill-image-name="background" style:repeat="stretch"/>
      <style:text-properties style:letter-kerning="true"/>
    </style:style>
    <style:style style:name="church_25_20service_25_20template_25_2011AU13-backgroundobjects" style:display-name="church%20service%20template%2011AU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urch_25_20service_25_20template_25_2011AU13-notes" style:display-name="church%20service%20template%2011AU1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hurch_25_20service_25_20template_25_2011AU13-outline1" style:display-name="church%20service%20template%2011AU13-outline1" style:family="presentation">
      <style:graphic-properties draw:stroke="none" draw:fill="none" draw:auto-grow-height="false" draw:fit-to-size="shrink-to-fit" style:shrink-to-fit="true">
        <text:list-style style:name="church_25_20service_25_20template_25_2011AU13-outline1" style:display-name="church%20service%20template%2011AU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urch_25_20service_25_20template_25_2011AU13-outline2" style:display-name="church%20service%20template%2011AU13-outline2" style:family="presentation" style:parent-style-name="church_25_20service_25_20template_25_2011AU13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church_25_20service_25_20template_25_2011AU13-outline3" style:display-name="church%20service%20template%2011AU13-outline3" style:family="presentation" style:parent-style-name="church_25_20service_25_20template_25_2011AU13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church_25_20service_25_20template_25_2011AU13-outline4" style:display-name="church%20service%20template%2011AU13-outline4" style:family="presentation" style:parent-style-name="church_25_20service_25_20template_25_2011AU13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hurch_25_20service_25_20template_25_2011AU13-outline5" style:display-name="church%20service%20template%2011AU13-outline5" style:family="presentation" style:parent-style-name="church_25_20service_25_20template_25_2011AU13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6" style:display-name="church%20service%20template%2011AU13-outline6" style:family="presentation" style:parent-style-name="church_25_20service_25_20template_25_2011AU13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7" style:display-name="church%20service%20template%2011AU13-outline7" style:family="presentation" style:parent-style-name="church_25_20service_25_20template_25_2011AU13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8" style:display-name="church%20service%20template%2011AU13-outline8" style:family="presentation" style:parent-style-name="church_25_20service_25_20template_25_2011AU13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9" style:display-name="church%20service%20template%2011AU13-outline9" style:family="presentation" style:parent-style-name="church_25_20service_25_20template_25_2011AU13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subtitle" style:display-name="church%20service%20template%2011AU13-subtitle" style:family="presentation">
      <style:graphic-properties draw:stroke="none" draw:fill="none" draw:textarea-vertical-align="middle">
        <text:list-style style:name="church_25_20service_25_20template_25_2011AU13-subtitle" style:display-name="church%20service%20template%2011AU1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urch_25_20service_25_20template_25_2011AU13-title" style:display-name="church%20service%20template%2011AU13-title" style:family="presentation">
      <style:graphic-properties draw:stroke="none" draw:fill="none" draw:textarea-vertical-align="middle">
        <text:list-style style:name="church_25_20service_25_20template_25_2011AU13-title" style:display-name="church%20service%20template%2011AU1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hurch_25_20service_25_20template_25_2011AU13-backgroundobjects">
      <style:graphic-properties draw:stroke="none" draw:fill="none" draw:fill-color="#ffffff" draw:auto-grow-height="false" fo:min-height="1.449cm"/>
    </style:style>
    <style:style style:name="Mpr2" style:family="presentation" style:parent-style-name="church_25_20service_25_20template_25_2011AU13-backgroundobjects">
      <style:graphic-properties draw:stroke="none" draw:fill="none" draw:fill-color="#ffffff" draw:auto-grow-height="false" fo:min-height="1.397cm"/>
    </style:style>
    <style:style style:name="Mpr3" style:family="presentation" style:parent-style-name="church_25_20service_25_20template_25_2011AU1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church_25_20service_25_20template_25_2011AU13" style:display-name="church%20service%20template%2011AU13" style:page-layout-name="PM1" draw:style-name="Mdp1">
      <draw:frame presentation:style-name="church_25_20service_25_20template_25_2011AU13-title" draw:layer="backgroundobjects" svg:width="25.199cm" svg:height="2.63cm" svg:x="1.4cm" svg:y="0.627cm" presentation:class="title" presentation:placeholder="true">
        <draw:text-box/>
      </draw:frame>
      <draw:frame presentation:style-name="church_25_20service_25_20template_25_2011AU13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church_25_20service_25_20template_25_2011AU13-title" draw:layer="backgroundobjects" svg:width="13.968cm" svg:height="10.476cm" svg:x="3.81cm" svg:y="2.123cm" presentation:class="page"/>
        <draw:frame presentation:style-name="church_25_20service_25_20template_25_2011AU13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29T18:39:36</meta:creation-date>
    <meta:editing-duration>PT18M49S</meta:editing-duration>
    <meta:editing-cycles>7</meta:editing-cycles>
    <dc:title>church service template 11AU13</dc:title>
    <meta:generator>LibreOffice/6.0.1.1$Windows_X86_64 LibreOffice_project/60bfb1526849283ce2491346ed2aa51c465abfe6</meta:generator>
    <dc:date>2018-06-13T14:09:07.627000000</dc:date>
    <meta:document-statistic meta:object-count="60"/>
    <meta:template xlink:type="simple" xlink:actuate="onRequest" xlink:title="church service template 11AU13" xlink:href="../../AppData/Roaming/LibreOffice/4/user/template/Presentation%20Backgrounds/church%20service%20template%2011AU13.otp" meta:date="2013-10-29T18:39:35.810000000"/>
  </office:meta>
</office:document-meta>
</file>